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3" style:family="paragraph" style:parent-style-name="Preformatted_20_Text">
      <style:paragraph-properties fo:text-align="start" style:justify-single-word="false"/>
      <style:text-properties officeooo:paragraph-rsid="0017e408"/>
    </style:style>
    <style:style style:name="P4" style:family="paragraph" style:parent-style-name="Preformatted_20_Text">
      <style:paragraph-properties fo:text-align="start" style:justify-single-word="false"/>
      <style:text-properties officeooo:paragraph-rsid="0018ee30"/>
    </style:style>
    <style:style style:name="P5" style:family="paragraph" style:parent-style-name="Preformatted_20_Text">
      <style:paragraph-properties fo:text-align="start" style:justify-single-word="false"/>
      <style:text-properties fo:font-weight="bold" officeooo:rsid="00196d37" officeooo:paragraph-rsid="00196d3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17e408" officeooo:paragraph-rsid="0017e408"/>
    </style:style>
    <style:style style:name="P7" style:family="paragraph" style:parent-style-name="Standard">
      <style:paragraph-properties fo:text-align="start" style:justify-single-word="false"/>
      <style:text-properties officeooo:rsid="0017e408" officeooo:paragraph-rsid="0017e408"/>
    </style:style>
    <style:style style:name="P8" style:family="paragraph" style:parent-style-name="Standard">
      <style:paragraph-properties fo:text-align="start" style:justify-single-word="false"/>
      <style:text-properties officeooo:paragraph-rsid="0017e408"/>
    </style:style>
    <style:style style:name="P9" style:family="paragraph" style:parent-style-name="Standard">
      <style:paragraph-properties fo:text-align="start" style:justify-single-word="false"/>
      <style:text-properties officeooo:paragraph-rsid="0018ee30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17e40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8ee30" officeooo:paragraph-rsid="0018ee3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96d37" officeooo:paragraph-rsid="00196d37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7e408" officeooo:paragraph-rsid="0017e408" style:font-weight-asian="bold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cm" fo:margin-bottom="0cm" style:contextual-spacing="false"/>
    </style:style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18ee30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196d37"/>
    </style:style>
    <style:style style:name="P21" style:family="paragraph" style:parent-style-name="Text_20_body">
      <style:text-properties officeooo:paragraph-rsid="00196d37"/>
    </style:style>
    <style:style style:name="T1" style:family="text">
      <style:text-properties officeooo:rsid="0017e40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e408" style:font-weight-asian="normal" style:font-weight-complex="normal"/>
    </style:style>
    <style:style style:name="T4" style:family="text">
      <style:text-properties fo:font-weight="normal" officeooo:rsid="00196d37" style:font-weight-asian="normal" style:font-weight-complex="normal"/>
    </style:style>
    <style:style style:name="T5" style:family="text">
      <style:text-properties style:font-name="Liberation Serif" fo:font-size="12pt" fo:font-weight="normal" officeooo:rsid="0017e408" style:font-size-asian="12pt" style:font-weight-asian="normal" style:font-size-complex="12pt" style:font-weight-complex="normal"/>
    </style:style>
    <style:style style:name="T6" style:family="text">
      <style:text-properties officeooo:rsid="0018ee30"/>
    </style:style>
    <style:style style:name="T7" style:family="text">
      <style:text-properties fo:color="#d36363" loext:opacity="100%"/>
    </style:style>
    <style:style style:name="T8" style:family="text">
      <style:text-properties fo:color="#d36363" loext:opacity="100%" fo:font-weight="bold" style:font-weight-asian="bold" style:font-weight-complex="bold"/>
    </style:style>
    <style:style style:name="T9" style:family="text">
      <style:text-properties fo:color="#a2fca2" loext:opacity="100%"/>
    </style:style>
    <style:style style:name="T10" style:family="text">
      <style:text-properties fo:color="#a2fca2" loext:opacity="100%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96d37"/>
    </style:style>
    <style:style style:name="T13" style:family="text">
      <style:text-properties fo:color="#000000" loext:opacity="100%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ocumentación de Funcionamiento <text:span text:style-name="T12">de la API</text:span></text:p>
      <text:p text:style-name="P6"/>
      <text:p text:style-name="P7">Esta API está diseñada para gestionar la información de los clientes en un sistema. Permite realizar varias acciones, como obtener una lista de clientes, buscar un cliente por su nombre, o incluso agregar o editar la información de un cliente. </text:p>
      <text:p text:style-name="P7"/>
      <text:p text:style-name="P8"><text:span text:style-name="T1">Método GetAll(): esta opción muestra a todos los clientes que están registrados en el sistema,para ver el funcionamiento solo necesita hacer la solicitud al la siguiente URL</text:span></text:p>
      <text:p text:style-name="P10"><text:span text:style-name="T1"><text:s/></text:span>/api/Clientes/GetAll <text:span text:style-name="T3">y la API devolverá una lista con los datos de los clientes.</text:span></text:p>
      <text:p text:style-name="P7"/>
      <text:p text:style-name="P7"/>
      <text:p text:style-name="P8"><text:span text:style-name="Strong_20_Emphasis"><text:span text:style-name="T1">Metodo Get():</text:span></text:span><text:span text:style-name="Strong_20_Emphasis"><text:span text:style-name="T3">en esta opción se le enviá el id del cliente que se requiera buscar y se obtendrá los datos del cliente perteneciente a ese Id para ver el funcionamiento se necesita hacer una petición enviando el id de cliente a la siguiente URL</text:span></text:span></text:p>
      <text:p text:style-name="P3"><text:span text:style-name="Strong_20_Emphasis">/api/Clientes/Get?id=</text:span><text:span text:style-name="Strong_20_Emphasis"><text:span text:style-name="T1">id_cliente </text:span></text:span><text:span text:style-name="Strong_20_Emphasis"><text:span text:style-name="T5">y la api retornara al cliente con sus datos</text:span></text:span></text:p>
      <text:p text:style-name="P8"><text:span text:style-name="Strong_20_Emphasis"/></text:p>
      <text:p text:style-name="P11">Metodo Search(): <text:span text:style-name="T2">Si no sabes el ID, pero recuerdas el nombre o parte del nombre del cliente, puedes buscarlo usando esta opción. <text:s/>Solo tienes que escribir el nombre o una parte del nombre del cliente. La API te dará una lista de todos los clientes que coincidan con lo que escribiste.</text:span></text:p>
      <text:p text:style-name="P11"/>
      <text:p text:style-name="P11">Metodo Insert():<text:span text:style-name="T2">Este metodo </text:span><text:span text:style-name="T4">POST</text:span><text:span text:style-name="T2"> Permite agregar un nuevo cliente, se necesita enviar el siguiente objeto para cargar los datos</text:span></text:p>
      <text:p text:style-name="P4"><text:span text:style-name="Source_20_Text"><text:span text:style-name="T2">{</text:span></text:span></text:p>
      <text:p text:style-name="P4"><text:span text:style-name="Source_20_Text"><text:span text:style-name="T2"><text:s text:c="2"/>"id": 0,</text:span></text:span></text:p>
      <text:p text:style-name="P4"><text:span text:style-name="Source_20_Text"><text:span text:style-name="T2"><text:s text:c="2"/>"nombres": "string",</text:span></text:span></text:p>
      <text:p text:style-name="P4"><text:span text:style-name="Source_20_Text"><text:span text:style-name="T2"><text:s text:c="2"/>"apellidos": "string",</text:span></text:span></text:p>
      <text:p text:style-name="P4"><text:span text:style-name="Source_20_Text"><text:span text:style-name="T2"><text:s text:c="2"/>"fechaNacimiento": "2024-12-24",</text:span></text:span></text:p>
      <text:p text:style-name="P4"><text:span text:style-name="Source_20_Text"><text:span text:style-name="T2"><text:s text:c="2"/>"cuit": "41-39289559-5",</text:span></text:span></text:p>
      <text:p text:style-name="P4"><text:span text:style-name="Source_20_Text"><text:span text:style-name="T2"><text:s text:c="2"/>"domicilio": "string",</text:span></text:span></text:p>
      <text:p text:style-name="P4"><text:span text:style-name="Source_20_Text"><text:span text:style-name="T2"><text:s text:c="2"/>"celular": "string",</text:span></text:span></text:p>
      <text:p text:style-name="P4"><text:span text:style-name="Source_20_Text"><text:span text:style-name="T2"><text:s text:c="2"/>"email": "user@example.com"</text:span></text:span></text:p>
      <text:p text:style-name="P4"><text:span text:style-name="Source_20_Text"><text:span text:style-name="T2">}</text:span></text:span></text:p>
      <text:p text:style-name="P9"><text:span text:style-name="Strong_20_Emphasis"/></text:p>
      <text:p text:style-name="P9"><text:span text:style-name="Strong_20_Emphasis"><text:span text:style-name="T6">Validaciones Importantes:</text:span></text:span></text:p>
      <text:p text:style-name="P19">Todos los campos son obligatorios.</text:p>
      <text:p text:style-name="P19">El correo electrónico debe tener un formato válido (por ejemplo, <text:span text:style-name="Source_20_Text">ejemplo@dominio.com</text:span>).</text:p>
      <text:p text:style-name="P19">El CUIT debe ser un número válido, con el formato adecuado.</text:p>
      <text:p text:style-name="P19">La fecha de nacimiento debe tener un formato específico (por ejemplo, <text:span text:style-name="Source_20_Text">yyyy-mm-dd</text:span>).</text:p>
      <text:p text:style-name="P19"><text:span text:style-name="Strong_20_Emphasis">Resultado:</text:span> El sistema creará un nuevo cliente con los datos que proporcionaste.</text:p>
      <text:p text:style-name="P11"/>
      <text:p text:style-name="P12">Metodo Update():<text:span text:style-name="T2">En este método PUT, puedes actualizar su información. Solo necesitas el ID del cliente y la nueva información que deseas actualizar (como su nombre, teléfono o email). Para realizar este funcionamiento se tiene que hacer una petición a la siguiente </text:span></text:p>
      <text:p text:style-name="P12"><text:span text:style-name="T2">URL: </text:span>/api/Clientes <text:span text:style-name="T2">enviándole el siguiente objeto con el id especificando que registro modificar</text:span></text:p>
      <text:p text:style-name="P5"><text:span text:style-name="Source_20_Text">{</text:span></text:p>
      <text:p text:style-name="P2"><text:span text:style-name="Source_20_Text"><text:span text:style-name="T11"><text:s text:c="2"/>"id": </text:span></text:span><text:span text:style-name="Source_20_Text"><text:span text:style-name="T8">11</text:span></text:span><text:span text:style-name="Source_20_Text"><text:span text:style-name="T11">,</text:span></text:span></text:p>
      <text:p text:style-name="P2"><text:span text:style-name="Source_20_Text"><text:span text:style-name="T11"><text:s text:c="2"/>"nombres": </text:span></text:span><text:span text:style-name="Source_20_Text"><text:span text:style-name="T13">"Ricardo"</text:span></text:span><text:span text:style-name="Source_20_Text"><text:span text:style-name="T11">,</text:span></text:span></text:p>
      <text:p text:style-name="P2"><text:span text:style-name="Source_20_Text"><text:span text:style-name="T11"><text:s text:c="2"/>"apellidos": </text:span></text:span><text:span text:style-name="Source_20_Text"><text:span text:style-name="T13">"Paredes"</text:span></text:span><text:span text:style-name="Source_20_Text"><text:span text:style-name="T11">,</text:span></text:span></text:p>
      <text:p text:style-name="P2"><text:span text:style-name="Source_20_Text"><text:span text:style-name="T11"><text:s text:c="2"/>"fechaNacimiento": </text:span></text:span><text:span text:style-name="Source_20_Text"><text:span text:style-name="T13">"1984-10-10T00:00:00"</text:span></text:span><text:span text:style-name="Source_20_Text"><text:span text:style-name="T11">,</text:span></text:span></text:p>
      <text:p text:style-name="P2"><text:span text:style-name="Source_20_Text"><text:span text:style-name="T11"><text:s text:c="2"/>"cuit": </text:span></text:span><text:span text:style-name="Source_20_Text"><text:span text:style-name="T13">"20-12345678-9"</text:span></text:span><text:span text:style-name="Source_20_Text"><text:span text:style-name="T11">,</text:span></text:span></text:p>
      <text:p text:style-name="P2"><text:span text:style-name="Source_20_Text"><text:span text:style-name="T11"><text:s text:c="2"/>"domicilio": </text:span></text:span><text:span text:style-name="Source_20_Text"><text:span text:style-name="T13">"Calle del Sol 808"</text:span></text:span><text:span text:style-name="Source_20_Text"><text:span text:style-name="T11">,</text:span></text:span></text:p>
      <text:p text:style-name="P2"><text:span text:style-name="Source_20_Text"><text:span text:style-name="T11"><text:s text:c="2"/>"celular": </text:span></text:span><text:span text:style-name="Source_20_Text"><text:span text:style-name="T13">"1223456789"</text:span></text:span><text:span text:style-name="Source_20_Text"><text:span text:style-name="T11">,</text:span></text:span></text:p>
      <text:p text:style-name="P2"><text:span text:style-name="Source_20_Text"><text:span text:style-name="T11"><text:s text:c="2"/>"email": </text:span></text:span><text:span text:style-name="Source_20_Text"><text:span text:style-name="T13">"ricardo.paredes@mail.com</text:span></text:span><text:span text:style-name="Source_20_Text"><text:span text:style-name="T10">"</text:span></text:span></text:p>
      <text:p text:style-name="P1"><text:span text:style-name="Source_20_Text"><text:span text:style-name="T11">}</text:span></text:span></text:p>
      <text:p text:style-name="P12"><text:soft-page-break/><text:span text:style-name="T2"/></text:p>
      <text:p text:style-name="P12"><text:span text:style-name="T2"/></text:p>
      <text:p text:style-name="P20"><text:span text:style-name="Strong_20_Emphasis">Validaciones importantes:</text:span></text:p>
      <text:p text:style-name="P20">Al igual que al agregar un cliente, todos los campos son obligatorios y deben tener el formato correcto.</text:p>
      <text:p text:style-name="P21"><text:span text:style-name="Strong_20_Emphasis">Resultado:</text:span><text:span text:style-name="T2"> El sistema actualizará la información del cliente con los nuevos datos que hayas proporcionado.</text:span></text:p>
      <text:p text:style-name="Text_20_body"><text:span text:style-name="Strong_20_Emphasis"/></text:p>
      <text:h text:style-name="Heading_20_4" text:outline-level="4"><text:span text:style-name="Strong_20_Emphasis">Errores comunes</text:span></text:h>
      <text:p text:style-name="P16">Si intentas agregar un cliente sin alguno de los campos obligatorios, o si los datos no cumplen con los formatos requeridos, el sistema te indicará el error y no permitirá guardar la información.</text:p>
      <text:p text:style-name="Text_20_body">Si buscas un cliente y no existe con el ID o nombre proporcionado, el sistema te mostrará un mensaje diciendo que no se encontró el cliente.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09:43:57.971000000</meta:creation-date>
    <dc:date>2024-12-24T10:13:49.743000000</dc:date>
    <meta:editing-duration>PT8M59S</meta:editing-duration>
    <meta:editing-cycles>1</meta:editing-cycles>
    <meta:document-statistic meta:table-count="0" meta:image-count="0" meta:object-count="0" meta:page-count="2" meta:paragraph-count="42" meta:word-count="452" meta:character-count="2999" meta:non-whitespace-character-count="2553"/>
    <meta:generator>LibreOffice/24.2.0.3$Windows_X86_64 LibreOffice_project/da48488a73ddd66ea24cf16bbc4f7b9c08e9bea1</meta:generator>
  </office:meta>
</office:document-meta>
</file>